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2.579cm" fo:break-before="auto" style:use-optimal-row-height="true"/>
    </style:style>
    <style:style style:name="ro6" style:family="table-row">
      <style:table-row-properties style:row-height="2.157cm" fo:break-before="auto" style:use-optimal-row-height="tru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256</text:p>
          </table:table-cell>
          <table:table-cell table:style-name="ce1" office:value-type="string">
            <text:p>学研・はじめてのおけいこ</text:p>
            <text:p>続いては楕円を書く練習～。</text:p>
          </table:table-cell>
          <table:table-cell table:style-name="ce1" office:value-type="string">
            <text:p>日本将棋連盟「将棋の基礎知識」</text:p>
            <text:p>決着の付け方・王手と詰み</text:p>
          </table:table-cell>
          <table:table-cell table:style-name="ce1" office:value-type="string">
            <text:p>将棋タウン「将棋幼稚園」初心者の方へ</text:p>
            <text:p>今はソフトも発達して究極の演習が出来る環境になった。頑張って強くなっていくぞー。</text:p>
          </table:table-cell>
          <table:table-cell table:style-name="ce1" office:value-type="string">
            <text:p>練習局面課題演習　やねうら王　Ｓ８級　１周目　第１問</text:p>
            <text:p>０．０００２９％　－４０７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257</text:p>
          </table:table-cell>
          <table:table-cell table:style-name="ce1" office:value-type="string">
            <text:p>学研・はじめてのおけいこ</text:p>
            <text:p>内側から外側に渦巻きを書く練習。</text:p>
          </table:table-cell>
          <table:table-cell table:style-name="ce1" office:value-type="string">
            <text:p>日本将棋連盟「将棋の基礎知識」</text:p>
            <text:p>反則について</text:p>
          </table:table-cell>
          <table:table-cell table:style-name="ce1" office:value-type="string">
            <text:p>将棋タウン「将棋幼稚園」初心者の方へ</text:p>
            <text:p>書籍・インターネット・コンピュータを駆使して強くなっていきます！！！詰将棋だけでなく、将棋の幅広い考え方を養いたいですね。</text:p>
          </table:table-cell>
          <table:table-cell table:style-name="ce1" office:value-type="string">
            <text:p>練習局面課題演習　タヌキＳＤＴ５　Ｓ８級　１周目　第１問</text:p>
            <text:p>０．０００２９％　－４０７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258</text:p>
          </table:table-cell>
          <table:table-cell office:value-type="string">
            <text:p>学研・はじめてのおけいこ</text:p>
            <text:p>外側から内側へ渦巻きを書く。今回は全部時計回りでした。</text:p>
          </table:table-cell>
          <table:table-cell office:value-type="string">
            <text:p>日本将棋連盟「将棋の基礎知識」</text:p>
            <text:p>実際に指してみる方法・平手と駒落ち</text:p>
          </table:table-cell>
          <table:table-cell office:value-type="string">
            <text:p>将棋タウン「将棋幼稚園」初心者の方へ</text:p>
            <text:p>将棋雑誌は「将棋世界」。昔は「近代将棋」「将棋マガジン」「将棋ジャーナル」なんてのがあったんですねー。「週刊将棋」なんていう新聞もあった。これらに共通することは棋力上達コーナーが付属している事。付録なんかも上達に役立つ様々なコンテンツがびっしり詰まっていたりします。これらの雑誌も棋力向上には大切なのでどんどん読んでいきます。後は詰将棋専門の「詰将棋パラダイス」も忘れてはいません。</text:p>
          </table:table-cell>
          <table:table-cell office:value-type="string">
            <text:p>練習局面課題演習　タヌキ２０１８　Ｓ８級　１周目　第１問</text:p>
            <text:p>０．０００２９％　－４０７０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4</text:p>
          </table:table-cell>
          <table:table-cell table:style-name="ce1" office:value-type="string">
            <text:p>259</text:p>
          </table:table-cell>
          <table:table-cell table:style-name="ce1" office:value-type="string">
            <text:p>学研・はじめてのおけいこ</text:p>
            <text:p>小さい渦巻きから大きい渦巻きへ。色々な図形を描く練習になりましたね。</text:p>
          </table:table-cell>
          <table:table-cell table:style-name="ce1" office:value-type="string">
            <text:p>日本将棋連盟「将棋の基礎知識」</text:p>
            <text:p>プロ棋界</text:p>
          </table:table-cell>
          <table:table-cell table:style-name="ce1" office:value-type="string">
            <text:p>将棋タウン「将棋幼稚園」初心者の方へ</text:p>
            <text:p>随分とシンプルな説明だなあｗｗｗ学習内容を充実されて上達へのプロセスを複雑化し、総合的に棋力向上を目指していきたいと思います。頑張るぞー。</text:p>
          </table:table-cell>
          <table:table-cell table:style-name="ce1" office:value-type="string">
            <text:p>練習局面課題演習　カッパ　Ｓ８級　１周目　第１問</text:p>
            <text:p>０．０００２９％　－４０６９　５７級　たまご</text:p>
            <text:p>絶対レートアップ！最初は入門コンテンツを読みこなしどんどん点数を上げていきます。そして技術面の演習に入ったらゆっくりと丁寧に点数を上げていって最強を目指していきます。今は知識吸収の時。焦らず一つ一つの課題を消化していきます。</text:p>
          </table:table-cell>
          <table:table-cell table:style-name="ce1" table:number-columns-repeated="17"/>
          <table:table-cell table:number-columns-repeated="1000"/>
        </table:table-row>
        <table:table-row table:style-name="ro3">
          <table:table-cell table:style-name="ce1"/>
          <table:table-cell table:style-name="ce1" office:value-type="string">
            <text:p>5</text:p>
          </table:table-cell>
          <table:table-cell table:style-name="ce1" office:value-type="string">
            <text:p>260</text:p>
          </table:table-cell>
          <table:table-cell table:style-name="ce1" office:value-type="string">
            <text:p>学研・はじめてのおけいこ</text:p>
            <text:p>外側から内側へ、大きな渦巻きを時計回りに書きます。でんでん虫！</text:p>
          </table:table-cell>
          <table:table-cell table:style-name="ce1" office:value-type="string">
            <text:p>日本将棋連盟「将棋の基礎知識」</text:p>
            <text:p>女流棋界</text:p>
          </table:table-cell>
          <table:table-cell table:style-name="ce1" office:value-type="string">
            <text:p>将棋タウン「将棋幼稚園」初心者の方へ</text:p>
            <text:p>ここからは将棋界展望。現在の将棋界の実力構成がどうなっているのかを概観します。</text:p>
          </table:table-cell>
          <table:table-cell table:style-name="ce1" office:value-type="string">
            <text:p>練習局面課題演習　読み太　Ｓ８級　１周目　第１問</text:p>
            <text:p>０．０００２９％　－４０６９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6</text:p>
          </table:table-cell>
          <table:table-cell table:style-name="ce1" office:value-type="string">
            <text:p>261</text:p>
          </table:table-cell>
          <table:table-cell table:style-name="ce1" office:value-type="string">
            <text:p>学研・はじめてのおけいこ</text:p>
            <text:p>くるりと１回転して交わる線を描く練習になりました。</text:p>
          </table:table-cell>
          <table:table-cell table:style-name="ce1" office:value-type="string">
            <text:p>日本将棋連盟「将棋の基礎知識」</text:p>
            <text:p>アマチュア棋界</text:p>
          </table:table-cell>
          <table:table-cell table:style-name="ce1" office:value-type="string">
            <text:p>将棋タウン「将棋幼稚園」初心者の方へ</text:p>
            <text:p>名人・竜王→プロ棋士・プロ棋界→奨励会→アマ高段</text:p>
          </table:table-cell>
          <table:table-cell table:style-name="ce1" office:value-type="string">
            <text:p>練習局面課題演習　やねうら王　８級　１周目　第１問</text:p>
            <text:p>０．０００３０％　－４０６９　５７級　たまご</text:p>
            <text:p>達成率アップ！数値が上がっていくとやっている感があっていいですね！！！まだまだ戦いは始まったばかりですが、しっかり準備を整えて、がっつり棋力を上げていきたいと思います！</text:p>
          </table:table-cell>
          <table:table-cell table:style-name="ce1" table:number-columns-repeated="17"/>
          <table:table-cell table:number-columns-repeated="1000"/>
        </table:table-row>
        <table:table-row table:style-name="ro3">
          <table:table-cell table:style-name="ce1"/>
          <table:table-cell table:style-name="ce1" office:value-type="string">
            <text:p>7</text:p>
          </table:table-cell>
          <table:table-cell table:style-name="ce1" office:value-type="string">
            <text:p>262</text:p>
          </table:table-cell>
          <table:table-cell table:style-name="ce1" office:value-type="string">
            <text:p>学研・はじめてのおけいこ</text:p>
            <text:p>ブレイクタイム。トンボのシール貼り。ピッタリ貼れるように練習積んでいかないと。</text:p>
          </table:table-cell>
          <table:table-cell table:style-name="ce1" office:value-type="string">
            <text:p>日本将棋連盟「将棋の基礎知識」</text:p>
            <text:p>段と級</text:p>
          </table:table-cell>
          <table:table-cell table:style-name="ce1" office:value-type="string">
            <text:p>将棋タウン「将棋幼稚園」初心者の方へ</text:p>
            <text:p>アマ高段（元奨→学生出身→道場強豪）</text:p>
          </table:table-cell>
          <table:table-cell table:style-name="ce1" office:value-type="string">
            <text:p>練習局面課題演習　タヌキＳＤＴ５　８級　１周目　第１問</text:p>
            <text:p>０．０００３０％　－４０６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8</text:p>
          </table:table-cell>
          <table:table-cell table:style-name="ce1" office:value-type="string">
            <text:p>263</text:p>
          </table:table-cell>
          <table:table-cell office:value-type="string">
            <text:p>学研・はじめてのおけいこ</text:p>
            <text:p>くるりと回転して交差する丸を右から・左からそれぞれ描きます。</text:p>
          </table:table-cell>
          <table:table-cell office:value-type="string">
            <text:p>将棋タウン「将棋幼稚園」将棋入門</text:p>
            <text:p>将棋というゲーム</text:p>
          </table:table-cell>
          <table:table-cell office:value-type="string">
            <text:p>将棋タウン「将棋幼稚園」初心者の方へ</text:p>
            <text:p>アマ高段→道場最上位→一番多い初二段の層</text:p>
          </table:table-cell>
          <table:table-cell office:value-type="string">
            <text:p>練習局面課題演習　タヌキ２０１８　８級　１周目　第１問</text:p>
            <text:p>０．０００３０％　－４０６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9</text:p>
          </table:table-cell>
          <table:table-cell table:style-name="ce1" office:value-type="string">
            <text:p>264</text:p>
          </table:table-cell>
          <table:table-cell table:style-name="ce1" office:value-type="string">
            <text:p>学研・はじめてのおけいこ</text:p>
            <text:p>ばねのような線を描く演習。枯葉がヒラヒラ舞う様子が描かれていました。</text:p>
          </table:table-cell>
          <table:table-cell table:style-name="ce1" office:value-type="string">
            <text:p>将棋タウン「将棋幼稚園」将棋入門</text:p>
            <text:p>駒の動かし方</text:p>
          </table:table-cell>
          <table:table-cell table:style-name="ce1" office:value-type="string">
            <text:p>将棋タウン「将棋幼稚園」初心者の方へ</text:p>
            <text:p>初二段の層＝職場先生級・別格扱い</text:p>
          </table:table-cell>
          <table:table-cell table:style-name="ce1" office:value-type="string">
            <text:p>練習局面課題演習　カッパ　８級　１周目　第１問</text:p>
            <text:p>０．０００３０％　－４０６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0</text:p>
          </table:table-cell>
          <table:table-cell table:style-name="ce1" office:value-type="string">
            <text:p>265</text:p>
          </table:table-cell>
          <table:table-cell table:style-name="ce1" office:value-type="string">
            <text:p>学研・はじめてのおけいこ</text:p>
            <text:p>下から上へばねの線。</text:p>
          </table:table-cell>
          <table:table-cell table:style-name="ce1" office:value-type="string">
            <text:p>将棋タウン「将棋幼稚園」将棋入門</text:p>
            <text:p>駒を成る</text:p>
          </table:table-cell>
          <table:table-cell table:style-name="ce1" office:value-type="string">
            <text:p>将棋タウン「将棋幼稚園」初心者の方へ</text:p>
            <text:p>職場でよく指している層＝５～６級くらいとのこと。大まかな構図は見えてきましたね。</text:p>
          </table:table-cell>
          <table:table-cell table:style-name="ce1" office:value-type="string">
            <text:p>練習局面課題演習　読み太　８級　１周目　第１問</text:p>
            <text:p>０．０００３０％　－４０６９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11</text:p>
          </table:table-cell>
          <table:table-cell table:style-name="ce1" office:value-type="string">
            <text:p>266</text:p>
          </table:table-cell>
          <table:table-cell table:style-name="ce3" office:value-type="string">
            <text:p>学研・はじめてのおけいこ</text:p>
            <text:p>色々な形を一筆書きしてみる。</text:p>
          </table:table-cell>
          <table:table-cell table:style-name="ce1" office:value-type="string">
            <text:p>将棋タウン「将棋幼稚園」将棋入門</text:p>
            <text:p>駒を取る・打つ・打った時の成り</text:p>
          </table:table-cell>
          <table:table-cell table:style-name="ce1" office:value-type="string">
            <text:p>将棋タウン「将棋幼稚園」初心者の方へ</text:p>
            <text:p>どんどん上を目指して沢山勉強していこう！良質な学習を大量にこなし、頂点を目指す！</text:p>
          </table:table-cell>
          <table:table-cell table:style-name="ce1" office:value-type="string">
            <text:p>練習局面課題演習　ＡＩ将棋２００２　７級　１周目　第１問</text:p>
            <text:p>０．０００３０％　－４０６８　５７級　たまご</text:p>
            <text:p>７級演習に進んでいきます。指導対局はそのレベルよりも高めのＡＩが担当しそうなので追々やっていきます。どんどんコンテンツを消化して本格的に演習をやっていきたいですね。頑張ろうっと。</text:p>
          </table:table-cell>
          <table:table-cell table:style-name="ce1" table:number-columns-repeated="17"/>
          <table:table-cell table:number-columns-repeated="1000"/>
        </table:table-row>
        <table:table-row table:style-name="ro7" table:number-rows-repeated="4">
          <table:table-cell table:style-name="ce1" table:number-columns-repeated="24"/>
          <table:table-cell table:number-columns-repeated="1000"/>
        </table:table-row>
        <table:table-row table:style-name="ro7">
          <table:table-cell table:style-name="ce1" table:number-columns-repeated="3"/>
          <table:table-cell table:number-columns-repeated="4"/>
          <table:table-cell table:style-name="ce1" table:number-columns-repeated="17"/>
          <table:table-cell table:number-columns-repeated="1000"/>
        </table:table-row>
        <table:table-row table:style-name="ro7" table:number-rows-repeated="2">
          <table:table-cell table:style-name="ce1" table:number-columns-repeated="24"/>
          <table:table-cell table:number-columns-repeated="1000"/>
        </table:table-row>
        <table:table-row table:style-name="ro7">
          <table:table-cell table:style-name="ce1" table:number-columns-repeated="2"/>
          <table:table-cell/>
          <table:table-cell table:style-name="ce1" table:number-columns-repeated="21"/>
          <table:table-cell table:number-columns-repeated="1000"/>
        </table:table-row>
        <table:table-row table:style-name="ro7" table:number-rows-repeated="151">
          <table:table-cell table:style-name="ce1" table:number-columns-repeated="24"/>
          <table:table-cell table:number-columns-repeated="1000"/>
        </table:table-row>
        <table:table-row table:style-name="ro7" table:number-rows-repeated="1048403">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20">2022/04/20</text:date>, <text:time>23:45: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22H28M12S</meta:editing-duration>
    <meta:editing-cycles>96</meta:editing-cycles>
    <meta:generator>OpenOffice/4.1.6$Win32 OpenOffice.org_project/416m1$Build-9790</meta:generator>
    <dc:date>2022-04-20T23:45:04.93</dc:date>
    <meta:document-statistic meta:table-count="1" meta:cell-count="72" meta:object-count="0"/>
    <meta:user-defined meta:name="Info 1"/>
    <meta:user-defined meta:name="Info 2"/>
    <meta:user-defined meta:name="Info 3"/>
    <meta:user-defined meta:name="Info 4"/>
  </office:meta>
</office:document-meta>
</file>